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5pt" officeooo:rsid="00066434" officeooo:paragraph-rsid="00066434" style:font-size-asian="15pt" style:font-size-complex="15pt"/>
    </style:style>
    <style:style style:name="P2" style:family="paragraph" style:parent-style-name="Standard">
      <style:text-properties fo:color="#c9211e" loext:opacity="100%" fo:font-size="16pt" officeooo:rsid="00066434" officeooo:paragraph-rsid="00066434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 CODE 1</text:p>
      <text:p text:style-name="Standard">import java.util.Scanner;</text:p>
      <text:p text:style-name="Standard"/>
      <text:p text:style-name="Standard">// Abstract class Shape</text:p>
      <text:p text:style-name="Standard">abstract class Shape {</text:p>
      <text:p text:style-name="Standard"><text:s text:c="4"/>abstract double calculateArea();</text:p>
      <text:p text:style-name="Standard"><text:s text:c="4"/>abstract double calculatePerimeter();</text:p>
      <text:p text:style-name="Standard"><text:s text:c="4"/>abstract String getName();</text:p>
      <text:p text:style-name="Standard">}</text:p>
      <text:p text:style-name="Standard"/>
      <text:p text:style-name="Standard">// Concrete class Circle</text:p>
      <text:p text:style-name="Standard">class Circle extends Shape {</text:p>
      <text:p text:style-name="Standard"><text:s text:c="4"/>private double radius;</text:p>
      <text:p text:style-name="Standard"/>
      <text:p text:style-name="Standard"><text:s text:c="4"/>Circle(double radius) {</text:p>
      <text:p text:style-name="Standard"><text:s text:c="8"/>this.radius = radius;</text:p>
      <text:p text:style-name="Standard"><text:s text:c="4"/>}</text:p>
      <text:p text:style-name="Standard"/>
      <text:p text:style-name="Standard"><text:s text:c="4"/>@Override</text:p>
      <text:p text:style-name="Standard"><text:s text:c="4"/>double calculateArea() {</text:p>
      <text:p text:style-name="Standard"><text:s text:c="8"/>return Math.PI * radius * radius;</text:p>
      <text:p text:style-name="Standard"><text:s text:c="4"/>}</text:p>
      <text:p text:style-name="Standard"/>
      <text:p text:style-name="Standard"><text:s text:c="4"/>@Override</text:p>
      <text:p text:style-name="Standard"><text:s text:c="4"/>double calculatePerimeter() {</text:p>
      <text:p text:style-name="Standard"><text:s text:c="8"/>return 2 * Math.PI * radius;</text:p>
      <text:p text:style-name="Standard"><text:s text:c="4"/>}</text:p>
      <text:p text:style-name="Standard"/>
      <text:p text:style-name="Standard"><text:s text:c="4"/>@Override</text:p>
      <text:p text:style-name="Standard"><text:s text:c="4"/>String getName() {</text:p>
      <text:p text:style-name="Standard"><text:s text:c="8"/>return "Circle";</text:p>
      <text:p text:style-name="Standard"><text:s text:c="4"/>}</text:p>
      <text:p text:style-name="Standard">}</text:p>
      <text:p text:style-name="Standard"/>
      <text:p text:style-name="Standard">// Concrete class Rectangle</text:p>
      <text:p text:style-name="Standard">class Rectangle extends Shape {</text:p>
      <text:p text:style-name="Standard"><text:s text:c="4"/>private double length;</text:p>
      <text:p text:style-name="Standard"><text:s text:c="4"/>private double width;</text:p>
      <text:p text:style-name="Standard"/>
      <text:p text:style-name="Standard"><text:s text:c="4"/>Rectangle(double length, double width) {</text:p>
      <text:p text:style-name="Standard"><text:s text:c="8"/>this.length = length;</text:p>
      <text:p text:style-name="Standard"><text:s text:c="8"/>this.width = width;</text:p>
      <text:p text:style-name="Standard"><text:s text:c="4"/>}</text:p>
      <text:p text:style-name="Standard"/>
      <text:p text:style-name="Standard"><text:s text:c="4"/>@Override</text:p>
      <text:p text:style-name="Standard"><text:s text:c="4"/>double calculateArea() {</text:p>
      <text:p text:style-name="Standard"><text:s text:c="8"/>return length * width;</text:p>
      <text:p text:style-name="Standard"><text:s text:c="4"/>}</text:p>
      <text:p text:style-name="Standard"/>
      <text:p text:style-name="Standard"><text:s text:c="4"/>@Override</text:p>
      <text:p text:style-name="Standard"><text:s text:c="4"/>double calculatePerimeter() {</text:p>
      <text:p text:style-name="Standard"><text:s text:c="8"/>return 2 * (length + width);</text:p>
      <text:p text:style-name="Standard"><text:soft-page-break/><text:s text:c="4"/>}</text:p>
      <text:p text:style-name="Standard"/>
      <text:p text:style-name="Standard"><text:s text:c="4"/>@Override</text:p>
      <text:p text:style-name="Standard"><text:s text:c="4"/>String getName() {</text:p>
      <text:p text:style-name="Standard"><text:s text:c="8"/>return "Rectangle";</text:p>
      <text:p text:style-name="Standard"><text:s text:c="4"/>}</text:p>
      <text:p text:style-name="Standard">}</text:p>
      <text:p text:style-name="Standard"/>
      <text:p text:style-name="Standard">public class Main {</text:p>
      <text:p text:style-name="Standard"><text:s text:c="4"/>public static void main(String[] args) {</text:p>
      <text:p text:style-name="Standard"><text:s text:c="8"/>Scanner scanner = new Scanner(System.in);</text:p>
      <text:p text:style-name="Standard"><text:s text:c="8"/>int choice;</text:p>
      <text:p text:style-name="Standard"/>
      <text:p text:style-name="Standard"><text:s text:c="8"/>while (true) {</text:p>
      <text:p text:style-name="Standard"><text:s text:c="12"/>System.out.println("Select a shape (1 for Circle, 2 for Rectangle, 3 to exit):");</text:p>
      <text:p text:style-name="Standard"><text:s text:c="12"/>choice = scanner.nextInt();</text:p>
      <text:p text:style-name="Standard"/>
      <text:p text:style-name="Standard"><text:s text:c="12"/>if (choice == 3) {</text:p>
      <text:p text:style-name="Standard"><text:s text:c="16"/>System.out.println("Exiting the program.");</text:p>
      <text:p text:style-name="Standard"><text:s text:c="16"/>break;</text:p>
      <text:p text:style-name="Standard"><text:s text:c="12"/>}</text:p>
      <text:p text:style-name="Standard"/>
      <text:p text:style-name="Standard"><text:s text:c="12"/>Shape shape = null;</text:p>
      <text:p text:style-name="Standard"/>
      <text:p text:style-name="Standard"><text:s text:c="12"/>if (choice == 1) {</text:p>
      <text:p text:style-name="Standard"><text:s text:c="16"/>System.out.println("Enter the radius of the circle:");</text:p>
      <text:p text:style-name="Standard"><text:s text:c="16"/>double radius = scanner.nextDouble();</text:p>
      <text:p text:style-name="Standard"><text:s text:c="16"/>shape = new Circle(radius);</text:p>
      <text:p text:style-name="Standard"><text:s text:c="12"/>} else if (choice == 2) {</text:p>
      <text:p text:style-name="Standard"><text:s text:c="16"/>System.out.println("Enter the length and width of the rectangle:");</text:p>
      <text:p text:style-name="Standard"><text:s text:c="16"/>double length = scanner.nextDouble();</text:p>
      <text:p text:style-name="Standard"><text:s text:c="16"/>double width = scanner.nextDouble();</text:p>
      <text:p text:style-name="Standard"><text:s text:c="16"/>shape = new Rectangle(length, width);</text:p>
      <text:p text:style-name="Standard"><text:s text:c="12"/>} else {</text:p>
      <text:p text:style-name="Standard"><text:s text:c="16"/>System.out.println("Invalid choice.");</text:p>
      <text:p text:style-name="Standard"><text:s text:c="16"/>continue; // Go back to the shape selection prompt</text:p>
      <text:p text:style-name="Standard"><text:s text:c="12"/>}</text:p>
      <text:p text:style-name="Standard"/>
      <text:p text:style-name="Standard"><text:s text:c="12"/>System.out.println("Shape: " + shape.getName());</text:p>
      <text:p text:style-name="Standard"><text:s text:c="12"/>System.out.println("Area: " + shape.calculateArea());</text:p>
      <text:p text:style-name="Standard"><text:s text:c="12"/>System.out.println("Perimeter: " + shape.calculatePerimeter());</text:p>
      <text:p text:style-name="Standard"><text:s text:c="8"/>}</text:p>
      <text:p text:style-name="Standard"/>
      <text:p text:style-name="Standard"><text:s text:c="8"/>scanner.close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2.CODE 2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02:47.246605280</meta:creation-date>
    <dc:date>2023-10-09T10:05:27.595802061</dc:date>
    <meta:editing-duration>PT2M40S</meta:editing-duration>
    <meta:editing-cycles>1</meta:editing-cycles>
    <meta:document-statistic meta:table-count="0" meta:image-count="0" meta:object-count="0" meta:page-count="4" meta:paragraph-count="81" meta:word-count="256" meta:character-count="2324" meta:non-whitespace-character-count="1597"/>
    <meta:generator>LibreOffice/7.3.7.2$Linux_X86_64 LibreOffice_project/30$Build-2</meta:generator>
  </office:meta>
</office:document-meta>
</file>